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NORA CRISANTO RAYMUN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UAREZ CARMEN, CALIX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8698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HIROQUE INGA, JUAN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8091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5:20:0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